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32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035in"/>
    </style:style>
    <style:style style:name="co7" style:family="table-column">
      <style:table-column-properties fo:break-before="auto" style:column-width="0.43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1.3516in"/>
    </style:style>
    <style:style style:name="co12" style:family="table-column">
      <style:table-column-properties fo:break-before="auto" style:column-width="0.6417in"/>
    </style:style>
    <style:style style:name="co13" style:family="table-column">
      <style:table-column-properties fo:break-before="auto" style:column-width="0.663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 fo:border="0.06pt solid #000000" fo:padding-bottom="0.0193in" fo:padding-left="0.0138in" fo:padding-right="0.0138in" fo:padding-top="0.0193in"/>
    </style:style>
    <style:style style:name="ce9" style:family="table-cell" style:parent-style-name="Default" style:data-style-name="N0"/>
    <style:style style:name="ce10" style:family="table-cell" style:parent-style-name="Default" style:data-style-name="N51">
      <style:table-cell-properties fo:background-color="transparent" fo:border="2.49pt solid #008000" fo:padding-bottom="0.0193in" fo:padding-left="0.0138in" fo:padding-right="0.0138in" fo:padding-top="0.0193in"/>
    </style:style>
    <style:style style:name="ce11" style:family="table-cell" style:parent-style-name="Default" style:data-style-name="N51">
      <style:table-cell-properties fo:border="0.06pt solid #000000"/>
    </style:style>
    <style:style style:name="ce1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>
      <style:table-cell-properties fo:background-color="#99ccff" fo:border="0.06pt solid #000000" fo:padding-bottom="0.0193in" fo:padding-left="0.0138in" fo:padding-right="0.0138in" fo:padding-top="0.0193in"/>
    </style:style>
  </office:automatic-styles>
  <office:body>
    <office:spreadsheet>
      <table:table table:name="OctaveHun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Octave calculator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 office:value-type="string">
            <text:p>Description: Calculator for determining combinations of musical notes that could correspond to two timestamps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3"/>
        </table:table-row>
        <table:table-row table:style-name="ro2" table:visibility="collapse">
          <table:table-cell table:style-name="ce1"/>
          <table:table-cell table:style-name="ce3" office:value-type="string">
            <text:p>Octave Ratios (used in formula calculations):</text:p>
          </table:table-cell>
          <table:table-cell table:style-name="Default"/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DO:</text:p>
          </table:table-cell>
          <table:table-cell table:style-name="ce9" office:value-type="float" office:value="0">
            <text:p>0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RE:</text:p>
          </table:table-cell>
          <table:table-cell table:style-name="ce9" office:value-type="float" office:value="0.125">
            <text:p>0.12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MI:</text:p>
          </table:table-cell>
          <table:table-cell table:style-name="ce9" office:value-type="float" office:value="0.25">
            <text:p>0.2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FA:</text:p>
          </table:table-cell>
          <table:table-cell table:style-name="ce9" office:value-type="float" office:value="0.33333333333333">
            <text:p>0.3333333333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SO:</text:p>
          </table:table-cell>
          <table:table-cell table:style-name="ce9" office:value-type="float" office:value="0.5">
            <text:p>0.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LA:</text:p>
          </table:table-cell>
          <table:table-cell table:style-name="ce9" office:value-type="float" office:value="0.6666666666666">
            <text:p>0.6666666667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TI:</text:p>
          </table:table-cell>
          <table:table-cell table:style-name="ce9" office:value-type="float" office:value="0.875">
            <text:p>0.87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DO:</text:p>
          </table:table-cell>
          <table:table-cell table:style-name="ce9" office:value-type="float" office:value="1">
            <text:p>1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/>
          <table:table-cell table:style-name="Default"/>
          <table:table-cell table:number-columns-repeated="13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office:value-type="string">
            <text:p>Timestamp1:</text:p>
          </table:table-cell>
          <table:table-cell table:style-name="ce10" office:value-type="date" office:date-value="1926-10-23T12:00:00">
            <text:p>10/23/1926 12:00:00</text:p>
          </table:table-cell>
          <table:table-cell table:style-name="ce13"/>
          <table:table-cell/>
          <table:table-cell table:style-name="ce13"/>
          <table:table-cell table:number-columns-repeated="10"/>
        </table:table-row>
        <table:table-row table:style-name="ro3">
          <table:table-cell/>
          <table:table-cell office:value-type="string">
            <text:p>Timestamp2:</text:p>
          </table:table-cell>
          <table:table-cell table:style-name="ce10" office:value-type="date" office:date-value="1927-02-07T12:00:00">
            <text:p>02/07/1927 12:00:00</text:p>
          </table:table-cell>
          <table:table-cell table:style-name="ce13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"/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office:value-type="string">
            <text:p>Day diff (float):</text:p>
          </table:table-cell>
          <table:table-cell table:style-name="Default" table:formula="of:=VALUE([.$C$16]-[.$C$15])" office:value-type="float" office:value="107">
            <text:p>10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DO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856">
            <text:p>85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6)" office:value-type="float" office:value="428">
            <text:p>42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321">
            <text:p>321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2)" office:value-type="float" office:value="214">
            <text:p>2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+ ([.C$20] * [.$C5])" office:value-type="date" office:date-value="1926-10-23T12:00:00">
            <text:p>10/23/1926 12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F$20] * [.$C5])" office:value-type="date" office:date-value="1926-10-23T12:00:00">
            <text:p>10/23/1926 12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20] * [.$C5])" office:value-type="date" office:date-value="1926-10-23T12:00:00">
            <text:p>10/23/1926 12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L$20] * [.$C5])" office:value-type="date" office:date-value="1926-10-23T12:00:00">
            <text:p>10/23/1926 12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+ ([.$C$20] * [.$C6])" office:value-type="date" office:date-value="1927-02-07T12:00:00">
            <text:p>02/07/1927 12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F$20] * [.$C6])" office:value-type="date" office:date-value="1926-12-16">
            <text:p>12/16/1926 00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I$20] * [.$C6])" office:value-type="date" office:date-value="1926-12-02T15:00:00">
            <text:p>12/02/1926 15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L$20] * [.$C6])" office:value-type="date" office:date-value="1926-11-19T06:00:00">
            <text:p>11/19/1926 06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I:</text:p>
          </table:table-cell>
          <table:table-cell table:formula="of:=[.$C$15] + ([.$C$20] * [.$C7])" office:value-type="date" office:date-value="1927-05-25T12:00:00">
            <text:p>05/25/1927 12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+ ([.F$20] * [.$C7])" office:value-type="date" office:date-value="1927-02-07T12:00:00">
            <text:p>02/07/1927 12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I$20] * [.$C7])" office:value-type="date" office:date-value="1927-01-11T18:00:00">
            <text:p>01/11/1927 18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L$20] * [.$C7])" office:value-type="date" office:date-value="1926-12-16">
            <text:p>12/16/1926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+ ([.$C$20] * [.$C8])" office:value-type="date" office:date-value="1927-08-04T20:00:00">
            <text:p>08/04/1927 2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+ ([.F$20] * [.$C8])" office:value-type="date" office:date-value="1927-03-15T03:59:59.9999999">
            <text:p>03/15/1927 04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+ ([.I$20] * [.$C8])" office:value-type="date" office:date-value="1927-02-07T11:59:59.9999998">
            <text:p>02/07/1927 12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L$20] * [.$C8])" office:value-type="date" office:date-value="1927-01-02T19:59:59.9999999">
            <text:p>01/02/1927 2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+ ([.$C$20] * [.$C9])" office:value-type="date" office:date-value="1927-12-25T12:00:00">
            <text:p>12/25/1927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+ ([.F$20] * [.$C9])" office:value-type="date" office:date-value="1927-05-25T12:00:00">
            <text:p>05/25/1927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+ ([.I$20] * [.$C9])" office:value-type="date" office:date-value="1927-04-02">
            <text:p>04/02/1927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+ ([.L$20] * [.$C9])" office:value-type="date" office:date-value="1927-02-07T12:00:00">
            <text:p>02/07/1927 12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+ ([.$C$20] * [.$C10])" office:value-type="date" office:date-value="1928-05-16T03:59:59.999995">
            <text:p>05/16/1928 04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F$20] * [.$C10])" office:value-type="date" office:date-value="1927-08-04T19:59:59.999998">
            <text:p>08/04/1927 2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I$20] * [.$C10])" office:value-type="date" office:date-value="1927-05-25T11:59:59.999998">
            <text:p>05/25/1927 12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L$20] * [.$C10])" office:value-type="date" office:date-value="1927-03-15T03:59:59.9999987">
            <text:p>03/15/1927 04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+ ([.$C$20] * [.$C11])" office:value-type="date" office:date-value="1928-11-10T12:00:00">
            <text:p>11/10/1928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F$20] * [.$C11])" office:value-type="date" office:date-value="1927-11-02">
            <text:p>11/02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I$20] * [.$C11])" office:value-type="date" office:date-value="1927-07-31T09:00:00">
            <text:p>07/31/1927 09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L$20] * [.$C11])" office:value-type="date" office:date-value="1927-04-28T18:00:00">
            <text:p>04/28/1927 18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+ ([.$C$20] * [.$C12])" office:value-type="date" office:date-value="1929-02-25T12:00:00">
            <text:p>02/25/1929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F$20] * [.$C12])" office:value-type="date" office:date-value="1927-12-25T12:00:00">
            <text:p>12/25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I$20] * [.$C12])" office:value-type="date" office:date-value="1927-09-09T12:00:00">
            <text:p>09/09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L$20] * [.$C12])" office:value-type="date" office:date-value="1927-05-25T12:00:00">
            <text:p>05/25/1927 12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6)" office:value-type="float" office:value="160.5">
            <text:p>160.5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1)" office:value-type="float" office:value="122.285714285714">
            <text:p>122.2857142857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4)" office:value-type="float" office:value="107">
            <text:p>1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+ ([.C$31] * [.$C5])" office:value-type="date" office:date-value="1926-10-23T12:00:00">
            <text:p>10/23/1926 12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F$31] * [.$C5])" office:value-type="date" office:date-value="1926-10-23T12:00:00">
            <text:p>10/23/1926 12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31] * [.$C5])" office:value-type="date" office:date-value="1926-10-23T12:00:00">
            <text:p>10/23/1926 12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RE:</text:p>
          </table:table-cell>
          <table:table-cell table:formula="of:=[.$C$15] + ([.C$31] * [.$C6])" office:value-type="date" office:date-value="1926-11-12T13:30:00">
            <text:p>11/12/1926 13:3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F$31] * [.$C6])" office:value-type="date" office:date-value="1926-11-07T18:51:25.7142857">
            <text:p>11/07/1926 18:51:26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I$31] * [.$C6])" office:value-type="date" office:date-value="1926-11-05T21:00:00">
            <text:p>11/05/1926 21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+ ([.C$31] * [.$C7])" office:value-type="date" office:date-value="1926-12-02T15:00:00">
            <text:p>12/02/1926 15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F$31] * [.$C7])" office:value-type="date" office:date-value="1926-11-23T01:42:51.4285715">
            <text:p>11/23/1926 01:42:51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I$31] * [.$C7])" office:value-type="date" office:date-value="1926-11-19T06:00:00">
            <text:p>11/19/1926 06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+ ([.C$31] * [.$C8])" office:value-type="date" office:date-value="1926-12-16">
            <text:p>12/16/1926 00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F$31] * [.$C8])" office:value-type="date" office:date-value="1926-12-03T06:17:08.5714286">
            <text:p>12/03/1926 06:17:09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I$31] * [.$C8])" office:value-type="date" office:date-value="1926-11-28T03:59:59.9999999">
            <text:p>11/28/1926 04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O:</text:p>
          </table:table-cell>
          <table:table-cell table:formula="of:=[.$C$15] + ([.C$31] * [.$C9])" office:value-type="date" office:date-value="1927-01-11T18:00:00">
            <text:p>01/11/1927 18:00:00</text:p>
          </table:table-cell>
          <table:table-cell/>
          <table:table-cell table:style-name="ce7" office:value-type="string">
            <text:p>SO:</text:p>
          </table:table-cell>
          <table:table-cell table:style-name="ce11" table:formula="of:=[.$C$15] + ([.F$31] * [.$C9])" office:value-type="date" office:date-value="1926-12-23T15:25:42.8571428">
            <text:p>12/23/1926 15:25:43</text:p>
          </table:table-cell>
          <table:table-cell/>
          <table:table-cell table:style-name="ce7" office:value-type="string">
            <text:p>SO:</text:p>
          </table:table-cell>
          <table:table-cell table:style-name="ce11" table:formula="of:=[.$C$15] + ([.I$31] * [.$C9])" office:value-type="date" office:date-value="1926-12-16">
            <text:p>12/16/1926 00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+ ([.C$31] * [.$C10])" office:value-type="date" office:date-value="1927-02-07T11:59:59.9999991">
            <text:p>02/07/1927 12:00:00</text:p>
          </table:table-cell>
          <table:table-cell/>
          <table:table-cell table:style-name="ce7" office:value-type="string">
            <text:p>LA:</text:p>
          </table:table-cell>
          <table:table-cell table:style-name="ce11" table:formula="of:=[.$C$15] + ([.F$31] * [.$C10])" office:value-type="date" office:date-value="1927-01-13T00:34:17.1428565">
            <text:p>01/13/1927 00:34:17</text:p>
          </table:table-cell>
          <table:table-cell/>
          <table:table-cell table:style-name="ce7" office:value-type="string">
            <text:p>LA:</text:p>
          </table:table-cell>
          <table:table-cell table:style-name="ce11" table:formula="of:=[.$C$15] + ([.I$31] * [.$C10])" office:value-type="date" office:date-value="1927-01-02T19:59:59.9999994">
            <text:p>01/02/1927 20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+ ([.C$31] * [.$C11])" office:value-type="date" office:date-value="1927-03-12T22:30:00">
            <text:p>03/12/1927 22:3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+ ([.F$31] * [.$C11])" office:value-type="date" office:date-value="1927-02-07T12:00:00">
            <text:p>02/07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I$31] * [.$C11])" office:value-type="date" office:date-value="1927-01-25T03:00:00">
            <text:p>01/25/1927 03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+ ([.C$31] * [.$C12])" office:value-type="date" office:date-value="1927-04-02">
            <text:p>04/02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F$31] * [.$C12])" office:value-type="date" office:date-value="1927-02-22T18:51:25.7142857">
            <text:p>02/22/1927 18:51:26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31] * [.$C12])" office:value-type="date" office:date-value="1927-02-07T12:00:00">
            <text:p>02/07/1927 12:00:0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RE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856">
            <text:p>85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5)" office:value-type="float" office:value="513.6">
            <text:p>513.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9)" office:value-type="float" office:value="285.333333333333">
            <text:p>285.3333333333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3)" office:value-type="float" office:value="197.538461538462">
            <text:p>197.538461538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0.125 * [.C$43]) + ([.C$43] * [.$C5])" office:value-type="date" office:date-value="1926-07-08T12:00:00">
            <text:p>07/08/1926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F$43]) + ([.F$43] * [.$C5])" office:value-type="date" office:date-value="1926-08-20T07:11:59.9999999">
            <text:p>08/20/1926 07:12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I$43]) + ([.I$43] * [.$C5])" office:value-type="date" office:date-value="1926-09-17T20:00:00.0000001">
            <text:p>09/17/1926 2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L$43]) + ([.L$43] * [.$C5])" office:value-type="date" office:date-value="1926-09-28T19:23:04.6153845">
            <text:p>09/28/1926 19:23:0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- (0.125 * [.C$43]) + ([.C$43] * [.$C6])" office:value-type="date" office:date-value="1926-10-23T12:00:00">
            <text:p>10/23/1926 12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F$43]) + ([.F$43] * [.$C6])" office:value-type="date" office:date-value="1926-10-23T12:00:00">
            <text:p>10/23/1926 12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I$43]) + ([.I$43] * [.$C6])" office:value-type="date" office:date-value="1926-10-23T12:00:00">
            <text:p>10/23/1926 12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L$43]) + ([.L$43] * [.$C6])" office:value-type="date" office:date-value="1926-10-23T12:00:00">
            <text:p>10/23/1926 12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0.125 * [.C$43]) + ([.C$43] * [.$C7])" office:value-type="date" office:date-value="1927-02-07T12:00:00">
            <text:p>02/07/1927 12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F$43]) + ([.F$43] * [.$C7])" office:value-type="date" office:date-value="1926-12-26T16:47:59.9999999">
            <text:p>12/26/1926 16:48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I$43]) + ([.I$43] * [.$C7])" office:value-type="date" office:date-value="1926-11-28T04:00:00.0000001">
            <text:p>11/28/1926 04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L$43]) + ([.L$43] * [.$C7])" office:value-type="date" office:date-value="1926-11-17T04:36:55.3846153">
            <text:p>11/17/1926 04:36:55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0.125 * [.C$43]) + ([.C$43] * [.$C8])" office:value-type="date" office:date-value="1927-04-19T19:59:59.9999997">
            <text:p>04/19/1927 2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0.125 * [.F$43]) + ([.F$43] * [.$C8])" office:value-type="date" office:date-value="1927-02-07T11:59:59.9999998">
            <text:p>02/07/1927 12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I$43]) + ([.I$43] * [.$C8])" office:value-type="date" office:date-value="1926-12-21T22:39:59.9999999">
            <text:p>12/21/1926 22:4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L$43]) + ([.L$43] * [.$C8])" office:value-type="date" office:date-value="1926-12-03T15:41:32.3076921">
            <text:p>12/03/1926 15:41:3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0.125 * [.C$43]) + ([.C$43] * [.$C9])" office:value-type="date" office:date-value="1927-09-09T12:00:00">
            <text:p>09/09/1927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F$43]) + ([.F$43] * [.$C9])" office:value-type="date" office:date-value="1927-05-04T02:23:59.9999999">
            <text:p>05/04/1927 02:24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0.125 * [.I$43]) + ([.I$43] * [.$C9])" office:value-type="date" office:date-value="1927-02-07T12:00:00">
            <text:p>02/07/1927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L$43]) + ([.L$43] * [.$C9])" office:value-type="date" office:date-value="1927-01-05T13:50:46.1538461">
            <text:p>01/05/1927 13:50:4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0.125 * [.C$43]) + ([.C$43] * [.$C10])" office:value-type="date" office:date-value="1928-01-30T03:59:59.999995">
            <text:p>01/30/1928 04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F$43]) + ([.F$43] * [.$C10])" office:value-type="date" office:date-value="1927-07-28T16:47:59.999997">
            <text:p>07/28/1927 16:48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I$43]) + ([.I$43] * [.$C10])" office:value-type="date" office:date-value="1927-03-27T01:19:59.9999984">
            <text:p>03/27/1927 01:2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0.125 * [.L$43]) + ([.L$43] * [.$C10])" office:value-type="date" office:date-value="1927-02-07T11:59:59.9999987">
            <text:p>02/07/1927 12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0.125 * [.C$43]) + ([.C$43] * [.$C11])" office:value-type="date" office:date-value="1928-07-26T12:00:00">
            <text:p>07/26/1928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F$43]) + ([.F$43] * [.$C11])" office:value-type="date" office:date-value="1927-11-12T16:48:00">
            <text:p>11/12/1927 16:48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I$43]) + ([.I$43] * [.$C11])" office:value-type="date" office:date-value="1927-05-25T12:00:00">
            <text:p>05/25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L$43]) + ([.L$43] * [.$C11])" office:value-type="date" office:date-value="1927-03-20T15:41:32.3076923">
            <text:p>03/20/1927 15:41:3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0.125 * [.C$43]) + ([.C$43] * [.$C12])" office:value-type="date" office:date-value="1928-11-10T12:00:00">
            <text:p>11/10/1928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F$43]) + ([.F$43] * [.$C12])" office:value-type="date" office:date-value="1928-01-15T21:36:00">
            <text:p>01/15/1928 21:36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I$43]) + ([.I$43] * [.$C12])" office:value-type="date" office:date-value="1927-06-30T04:00:00">
            <text:p>06/30/1927 04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L$43]) + ([.L$43] * [.$C12])" office:value-type="date" office:date-value="1927-04-14T08:18:27.6923076">
            <text:p>04/14/1927 08:18: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8)" office:value-type="float" office:value="142.666666666667">
            <text:p>142.6666666667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1)" office:value-type="float" office:value="122.285714285714">
            <text:p>122.285714285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0.125 * [.C$54]) + ([.C$54] * [.$C5])" office:value-type="date" office:date-value="1926-10-05T15:59:59.9999999">
            <text:p>10/05/1926 16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F$54]) + ([.F$54] * [.$C5])" office:value-type="date" office:date-value="1926-10-08T05:08:34.2857143">
            <text:p>10/08/1926 05:08:34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- (0.125 * [.C$54]) + ([.C$54] * [.$C6])" office:value-type="date" office:date-value="1926-10-23T12:00:00">
            <text:p>10/23/1926 12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F$54]) + ([.F$54] * [.$C6])" office:value-type="date" office:date-value="1926-10-23T12:00:00">
            <text:p>10/23/1926 12:00:00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MI:</text:p>
          </table:table-cell>
          <table:table-cell table:formula="of:=[.$C$15] - (0.125 * [.C$54]) + ([.C$54] * [.$C7])" office:value-type="date" office:date-value="1926-11-10T07:59:59.9999999">
            <text:p>11/10/1926 08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F$54]) + ([.F$54] * [.$C7])" office:value-type="date" office:date-value="1926-11-07T18:51:25.7142858">
            <text:p>11/07/1926 18:51:26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0.125 * [.C$54]) + ([.C$54] * [.$C8])" office:value-type="date" office:date-value="1926-11-22T05:19:59.9999999">
            <text:p>11/22/1926 05:2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F$54]) + ([.F$54] * [.$C8])" office:value-type="date" office:date-value="1926-11-17T23:25:42.8571429">
            <text:p>11/17/1926 23:25:43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0.125 * [.C$54]) + ([.C$54] * [.$C9])" office:value-type="date" office:date-value="1926-12-16">
            <text:p>12/16/1926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F$54]) + ([.F$54] * [.$C9])" office:value-type="date" office:date-value="1926-12-08T08:34:17.1428572">
            <text:p>12/08/1926 08:34:17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0.125 * [.C$54]) + ([.C$54] * [.$C10])" office:value-type="date" office:date-value="1927-01-08T18:39:59.9999992">
            <text:p>01/08/1927 18:4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F$54]) + ([.F$54] * [.$C10])" office:value-type="date" office:date-value="1926-12-28T17:42:51.4285708">
            <text:p>12/28/1926 17:42:5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0.125 * [.C$54]) + ([.C$54] * [.$C11])" office:value-type="date" office:date-value="1927-02-07T12:00:00">
            <text:p>02/07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F$54]) + ([.F$54] * [.$C11])" office:value-type="date" office:date-value="1927-01-23T05:08:34.2857143">
            <text:p>01/23/1927 05:08:34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0.125 * [.C$54]) + ([.C$54] * [.$C12])" office:value-type="date" office:date-value="1927-02-25T07:59:59.9999999">
            <text:p>02/25/1927 08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0.125 * [.F$54]) + ([.F$54] * [.$C12])" office:value-type="date" office:date-value="1927-02-07T12:00:00">
            <text:p>02/07/1927 12:00:00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MI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2)" office:value-type="float" office:value="1284">
            <text:p>128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6)" office:value-type="float" office:value="428">
            <text:p>42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0)" office:value-type="float" office:value="256.8">
            <text:p>256.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5)" office:value-type="float" office:value="171.2">
            <text:p>171.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6/24) * [.C$66]) + ([.C$66] * [.$C5])" office:value-type="date" office:date-value="1925-12-06T12:00:00">
            <text:p>12/06/1925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F$66]) + ([.F$66] * [.$C5])" office:value-type="date" office:date-value="1926-07-08T12:00:00">
            <text:p>07/08/1926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I$66]) + ([.I$66] * [.$C5])" office:value-type="date" office:date-value="1926-08-20T07:11:59.9999999">
            <text:p>08/20/1926 07:12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L$66]) + ([.L$66] * [.$C5])" office:value-type="date" office:date-value="1926-09-10T16:48:00.0000001">
            <text:p>09/10/1926 16:48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6/24) * [.C$66]) + ([.C$66] * [.$C6])" office:value-type="date" office:date-value="1926-05-16">
            <text:p>05/16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F$66]) + ([.F$66] * [.$C6])" office:value-type="date" office:date-value="1926-08-31">
            <text:p>08/31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I$66]) + ([.I$66] * [.$C6])" office:value-type="date" office:date-value="1926-09-21T09:36:00">
            <text:p>09/21/1926 09:36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L$66]) + ([.L$66] * [.$C6])" office:value-type="date" office:date-value="1926-10-02T02:24:00">
            <text:p>10/02/1926 02:24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(6/24) * [.C$66]) + ([.C$66] * [.$C7])" office:value-type="date" office:date-value="1926-10-23T12:00:00">
            <text:p>10/23/1926 12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F$66]) + ([.F$66] * [.$C7])" office:value-type="date" office:date-value="1926-10-23T12:00:00">
            <text:p>10/23/1926 12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I$66]) + ([.I$66] * [.$C7])" office:value-type="date" office:date-value="1926-10-23T12:00:00">
            <text:p>10/23/1926 12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L$66]) + ([.L$66] * [.$C7])" office:value-type="date" office:date-value="1926-10-23T12:00:00">
            <text:p>10/23/1926 12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A:</text:p>
          </table:table-cell>
          <table:table-cell table:formula="of:=[.$C$15] - ((6/24) * [.C$66]) + ([.C$66] * [.$C8])" office:value-type="date" office:date-value="1927-02-07T11:59:59.9999997">
            <text:p>02/07/1927 12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F$66]) + ([.F$66] * [.$C8])" office:value-type="date" office:date-value="1926-11-28T03:59:59.9999999">
            <text:p>11/28/1926 04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I$66]) + ([.I$66] * [.$C8])" office:value-type="date" office:date-value="1926-11-13T21:35:59.9999998">
            <text:p>11/13/1926 21:36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L$66]) + ([.L$66] * [.$C8])" office:value-type="date" office:date-value="1926-11-06T18:24:00">
            <text:p>11/06/1926 18:24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(6/24) * [.C$66]) + ([.C$66] * [.$C9])" office:value-type="date" office:date-value="1927-09-09T12:00:00">
            <text:p>09/09/1927 12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6/24) * [.F$66]) + ([.F$66] * [.$C9])" office:value-type="date" office:date-value="1927-02-07T12:00:00">
            <text:p>02/07/1927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6/24) * [.I$66]) + ([.I$66] * [.$C9])" office:value-type="date" office:date-value="1926-12-26T16:47:59.9999999">
            <text:p>12/26/1926 16:48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6/24) * [.L$66]) + ([.L$66] * [.$C9])" office:value-type="date" office:date-value="1926-12-05T07:12:00.0000001">
            <text:p>12/05/1926 07:12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6/24) * [.C$66]) + ([.C$66] * [.$C10])" office:value-type="date" office:date-value="1928-04-10T11:59:59.999993">
            <text:p>04/10/1928 12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6/24) * [.F$66]) + ([.F$66] * [.$C10])" office:value-type="date" office:date-value="1927-04-19T19:59:59.9999975">
            <text:p>04/19/1927 20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6/24) * [.I$66]) + ([.I$66] * [.$C10])" office:value-type="date" office:date-value="1927-02-07T11:59:59.9999984">
            <text:p>02/07/1927 12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6/24) * [.L$66]) + ([.L$66] * [.$C10])" office:value-type="date" office:date-value="1927-01-02T19:59:59.9999991">
            <text:p>01/02/1927 2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6/24) * [.C$66]) + ([.C$66] * [.$C11])" office:value-type="date" office:date-value="1929-01-03">
            <text:p>01/03/1929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6/24) * [.F$66]) + ([.F$66] * [.$C11])" office:value-type="date" office:date-value="1927-07-18">
            <text:p>07/1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6/24) * [.I$66]) + ([.I$66] * [.$C11])" office:value-type="date" office:date-value="1927-04-02">
            <text:p>04/02/1927 00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6/24) * [.L$66]) + ([.L$66] * [.$C11])" office:value-type="date" office:date-value="1927-02-07T12:00:00">
            <text:p>02/07/1927 12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6/24) * [.C$66]) + ([.C$66] * [.$C12])" office:value-type="date" office:date-value="1929-06-12T12:00:00">
            <text:p>06/12/1929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F$66]) + ([.F$66] * [.$C12])" office:value-type="date" office:date-value="1927-09-09T12:00:00">
            <text:p>09/09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I$66]) + ([.I$66] * [.$C12])" office:value-type="date" office:date-value="1927-05-04T02:23:59.9999999">
            <text:p>05/04/1927 02:24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L$66]) + ([.L$66] * [.$C12])" office:value-type="date" office:date-value="1927-02-28T21:36:00.0000001">
            <text:p>02/28/1927 21:36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8)" office:value-type="float" office:value="142.666666666667">
            <text:p>142.66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6/24) * [.C$77]) + ([.C$77] * [.$C5])" office:value-type="date" office:date-value="1926-09-17T20:00:00.0000001">
            <text:p>09/17/1926 2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6/24) * [.C$77]) + ([.C$77] * [.$C6])" office:value-type="date" office:date-value="1926-10-05T16:00:00.0000001">
            <text:p>10/05/1926 16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(6/24) * [.C$77]) + ([.C$77] * [.$C7])" office:value-type="date" office:date-value="1926-10-23T12:00:00">
            <text:p>10/23/1926 12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(6/24) * [.C$77]) + ([.C$77] * [.$C8])" office:value-type="date" office:date-value="1926-11-04T09:20:00">
            <text:p>11/04/1926 09:2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(6/24) * [.C$77]) + ([.C$77] * [.$C9])" office:value-type="date" office:date-value="1926-11-28T04:00:00.0000001">
            <text:p>11/28/1926 04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6/24) * [.C$77]) + ([.C$77] * [.$C10])" office:value-type="date" office:date-value="1926-12-21T22:39:59.9999993">
            <text:p>12/21/1926 22:4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6/24) * [.C$77]) + ([.C$77] * [.$C11])" office:value-type="date" office:date-value="1927-01-20T16:00:00.0000001">
            <text:p>01/20/1927 16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- ((6/24) * [.C$77]) + ([.C$77] * [.$C12])" office:value-type="date" office:date-value="1927-02-07T12:00:00">
            <text:p>02/07/1927 12:00:00</text:p>
          </table:table-cell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Fa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4)" office:value-type="float" office:value="642">
            <text:p>642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321">
            <text:p>321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3)" office:value-type="float" office:value="197.538461538462">
            <text:p>197.5384615385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6)" office:value-type="float" office:value="160.5">
            <text:p>160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8/24) * [.C$89]) + ([.C$89] * [.$C5])" office:value-type="date" office:date-value="1926-03-23T12:00:00">
            <text:p>03/23/1926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F$89]) + ([.F$89] * [.$C5])" office:value-type="date" office:date-value="1926-07-08T12:00:00">
            <text:p>07/08/1926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I$89]) + ([.I$89] * [.$C5])" office:value-type="date" office:date-value="1926-08-18T15:41:32.3076923">
            <text:p>08/18/1926 15:41:32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L$89]) + ([.L$89] * [.$C5])" office:value-type="date" office:date-value="1926-08-31">
            <text:p>08/31/1926 00:00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8/24) * [.C$89]) + ([.C$89] * [.$C6])" office:value-type="date" office:date-value="1926-06-11T18:00:00">
            <text:p>06/11/1926 18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F$89]) + ([.F$89] * [.$C6])" office:value-type="date" office:date-value="1926-08-17T15:00:00">
            <text:p>08/17/1926 15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I$89]) + ([.I$89] * [.$C6])" office:value-type="date" office:date-value="1926-09-12T08:18:27.6923077">
            <text:p>09/12/1926 08:18:28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L$89]) + ([.L$89] * [.$C6])" office:value-type="date" office:date-value="1926-09-20T01:30:00">
            <text:p>09/20/1926 01:30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8/24) * [.C$89]) + ([.C$89] * [.$C7])" office:value-type="date" office:date-value="1926-08-31">
            <text:p>08/31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F$89]) + ([.F$89] * [.$C7])" office:value-type="date" office:date-value="1926-09-26T18:00:00">
            <text:p>09/26/1926 18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I$89]) + ([.I$89] * [.$C7])" office:value-type="date" office:date-value="1926-10-07T00:55:23.076923">
            <text:p>10/07/1926 00:55:23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L$89]) + ([.L$89] * [.$C7])" office:value-type="date" office:date-value="1926-10-10T03:00:00">
            <text:p>10/10/1926 03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A:</text:p>
          </table:table-cell>
          <table:table-cell table:formula="of:=[.$C$15] - ((8/24) * [.C$89]) + ([.C$89] * [.$C8])" office:value-type="date" office:date-value="1926-10-23T11:59:59.9999998">
            <text:p>10/23/1926 12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F$89]) + ([.F$89] * [.$C8])" office:value-type="date" office:date-value="1926-10-23T11:59:59.9999998">
            <text:p>10/23/1926 12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I$89]) + ([.I$89] * [.$C8])" office:value-type="date" office:date-value="1926-10-23T11:59:59.9999998">
            <text:p>10/23/1926 12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L$89]) + ([.L$89] * [.$C8])" office:value-type="date" office:date-value="1926-10-23T12:00:00">
            <text:p>10/23/1926 12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O:</text:p>
          </table:table-cell>
          <table:table-cell table:formula="of:=[.$C$15] - ((8/24) * [.C$89]) + ([.C$89] * [.$C9])" office:value-type="date" office:date-value="1927-02-07T12:00:00">
            <text:p>02/07/1927 12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F$89]) + ([.F$89] * [.$C9])" office:value-type="date" office:date-value="1926-12-16">
            <text:p>12/16/1926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I$89]) + ([.I$89] * [.$C9])" office:value-type="date" office:date-value="1926-11-25T10:09:13.8461538">
            <text:p>11/25/1926 10:09:14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L$89]) + ([.L$89] * [.$C9])" office:value-type="date" office:date-value="1926-11-19T06:00:00">
            <text:p>11/19/1926 06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8/24) * [.C$89]) + ([.C$89] * [.$C10])" office:value-type="date" office:date-value="1927-05-25T11:59:59.999996">
            <text:p>05/25/1927 12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8/24) * [.F$89]) + ([.F$89] * [.$C10])" office:value-type="date" office:date-value="1927-02-07T11:59:59.9999981">
            <text:p>02/07/1927 12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8/24) * [.I$89]) + ([.I$89] * [.$C10])" office:value-type="date" office:date-value="1926-12-28T08:18:27.6923065">
            <text:p>12/28/1926 08:18:28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8/24) * [.L$89]) + ([.L$89] * [.$C10])" office:value-type="date" office:date-value="1926-12-15T23:59:59.9999991">
            <text:p>12/16/1926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8/24) * [.C$89]) + ([.C$89] * [.$C11])" office:value-type="date" office:date-value="1927-10-06T06:00:00">
            <text:p>10/06/1927 06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8/24) * [.F$89]) + ([.F$89] * [.$C11])" office:value-type="date" office:date-value="1927-04-15T09:00:00">
            <text:p>04/15/1927 09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8/24) * [.I$89]) + ([.I$89] * [.$C11])" office:value-type="date" office:date-value="1927-02-07T12:00:00">
            <text:p>02/07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8/24) * [.L$89]) + ([.L$89] * [.$C11])" office:value-type="date" office:date-value="1927-01-18T10:30:00">
            <text:p>01/18/1927 10:3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8/24) * [.C$89]) + ([.C$89] * [.$C12])" office:value-type="date" office:date-value="1927-12-25T12:00:00">
            <text:p>12/25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8/24) * [.F$89]) + ([.F$89] * [.$C12])" office:value-type="date" office:date-value="1927-05-25T12:00:00">
            <text:p>05/25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8/24) * [.I$89]) + ([.I$89] * [.$C12])" office:value-type="date" office:date-value="1927-03-04T04:36:55.3846153">
            <text:p>03/04/1927 04:36:55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(8/24) * [.L$89]) + ([.L$89] * [.$C12])" office:value-type="date" office:date-value="1927-02-07T12:00:00">
            <text:p>02/07/1927 12:00: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So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4)" office:value-type="float" office:value="642">
            <text:p>642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9)" office:value-type="float" office:value="285.333333333333">
            <text:p>285.3333333333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2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12/24) * [.C$101]) + ([.C$101] * [.$C5])" office:value-type="date" office:date-value="1925-12-06T12:00:00">
            <text:p>12/06/1925 12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2/24) * [.F$101]) + ([.F$101] * [.$C5])" office:value-type="date" office:date-value="1926-06-02T20:00:00.0000001">
            <text:p>06/02/1926 2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2/24) * [.I$101]) + ([.I$101] * [.$C5])" office:value-type="date" office:date-value="1926-07-08T12:00:00">
            <text:p>07/08/1926 12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12/24) * [.C$101]) + ([.C$101] * [.$C6])" office:value-type="date" office:date-value="1926-02-24T18:00:00">
            <text:p>02/24/1926 18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2/24) * [.F$101]) + ([.F$101] * [.$C6])" office:value-type="date" office:date-value="1926-07-08T12:00:00">
            <text:p>07/08/1926 12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2/24) * [.I$101]) + ([.I$101] * [.$C6])" office:value-type="date" office:date-value="1926-08-04T06:00:00">
            <text:p>08/04/1926 06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12/24) * [.C$101]) + ([.C$101] * [.$C7])" office:value-type="date" office:date-value="1926-05-16">
            <text:p>05/16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2/24) * [.F$101]) + ([.F$101] * [.$C7])" office:value-type="date" office:date-value="1926-08-13T04:00:00.0000001">
            <text:p>08/13/1926 04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2/24) * [.I$101]) + ([.I$101] * [.$C7])" office:value-type="date" office:date-value="1926-08-31">
            <text:p>08/31/1926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12/24) * [.C$101]) + ([.C$101] * [.$C8])" office:value-type="date" office:date-value="1926-07-08T11:59:59.9999998">
            <text:p>07/08/1926 12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2/24) * [.F$101]) + ([.F$101] * [.$C8])" office:value-type="date" office:date-value="1926-09-05T22:39:59.9999999">
            <text:p>09/05/1926 22:4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2/24) * [.I$101]) + ([.I$101] * [.$C8])" office:value-type="date" office:date-value="1926-09-17T19:59:59.9999999">
            <text:p>09/17/1926 20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SO:</text:p>
          </table:table-cell>
          <table:table-cell table:formula="of:=[.$C$15] - ((12/24) * [.C$101]) + ([.C$101] * [.$C9])" office:value-type="date" office:date-value="1926-10-23T12:00:00">
            <text:p>10/23/1926 12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12/24) * [.F$101]) + ([.F$101] * [.$C9])" office:value-type="date" office:date-value="1926-10-23T12:00:00">
            <text:p>10/23/1926 12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12/24) * [.I$101]) + ([.I$101] * [.$C9])" office:value-type="date" office:date-value="1926-10-23T12:00:00">
            <text:p>10/23/1926 12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- ((12/24) * [.C$101]) + ([.C$101] * [.$C10])" office:value-type="date" office:date-value="1927-02-07T11:59:59.9999962">
            <text:p>02/07/1927 12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12/24) * [.F$101]) + ([.F$101] * [.$C10])" office:value-type="date" office:date-value="1926-12-10T01:19:59.9999984">
            <text:p>12/10/1926 01:2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12/24) * [.I$101]) + ([.I$101] * [.$C10])" office:value-type="date" office:date-value="1926-11-28T03:59:59.9999987">
            <text:p>11/28/1926 04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12/24) * [.C$101]) + ([.C$101] * [.$C11])" office:value-type="date" office:date-value="1927-06-21T06:00:00">
            <text:p>06/21/1927 06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12/24) * [.F$101]) + ([.F$101] * [.$C11])" office:value-type="date" office:date-value="1927-02-07T12:00:00">
            <text:p>02/07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12/24) * [.I$101]) + ([.I$101] * [.$C11])" office:value-type="date" office:date-value="1927-01-11T18:00:00">
            <text:p>01/11/1927 18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12/24) * [.C$101]) + ([.C$101] * [.$C12])" office:value-type="date" office:date-value="1927-09-09T12:00:00">
            <text:p>09/09/1927 12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12/24) * [.F$101]) + ([.F$101] * [.$C12])" office:value-type="date" office:date-value="1927-03-15T04:00:00.0000001">
            <text:p>03/15/1927 04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(12/24) * [.I$101]) + ([.I$101] * [.$C12])" office:value-type="date" office:date-value="1927-02-07T12:00:00">
            <text:p>02/07/1927 12:00:0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La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5)" office:value-type="float" office:value="513.6">
            <text:p>513.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321">
            <text:p>32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16/24) * [.C$113]) + ([.C$113] * [.$C5])" office:value-type="date" office:date-value="1925-11-15T02:24:00">
            <text:p>11/15/1925 02:24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6/24) * [.F$113]) + ([.F$113] * [.$C5])" office:value-type="date" office:date-value="1926-03-23T12:00:00">
            <text:p>03/23/1926 12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16/24) * [.C$113]) + ([.C$113] * [.$C6])" office:value-type="date" office:date-value="1926-01-18T07:12:00.0000001">
            <text:p>01/18/1926 07:12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6/24) * [.F$113]) + ([.F$113] * [.$C6])" office:value-type="date" office:date-value="1926-05-02T15:00:00">
            <text:p>05/02/1926 15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16/24) * [.C$113]) + ([.C$113] * [.$C7])" office:value-type="date" office:date-value="1926-03-23T12:00:00">
            <text:p>03/23/1926 12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6/24) * [.F$113]) + ([.F$113] * [.$C7])" office:value-type="date" office:date-value="1926-06-11T18:00:00">
            <text:p>06/11/1926 18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16/24) * [.C$113]) + ([.C$113] * [.$C8])" office:value-type="date" office:date-value="1926-05-05T07:11:59.9999999">
            <text:p>05/05/1926 07:12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6/24) * [.F$113]) + ([.F$113] * [.$C8])" office:value-type="date" office:date-value="1926-07-08T11:59:59.9999998">
            <text:p>07/08/1926 12:00:00</text:p>
          </table:table-cell>
          <table:table-cell table:number-columns-repeated="10"/>
        </table:table-row>
        <table:table-row table:style-name="ro2">
          <table:table-cell/>
          <table:table-cell table:style-name="ce8" office:value-type="string">
            <text:p>SO:</text:p>
          </table:table-cell>
          <table:table-cell table:formula="of:=[.$C$15] - ((16/24) * [.C$113]) + ([.C$113] * [.$C9])" office:value-type="date" office:date-value="1926-07-29T21:36:00">
            <text:p>07/29/1926 21:36:00</text:p>
          </table:table-cell>
          <table:table-cell/>
          <table:table-cell table:style-name="ce8" office:value-type="string">
            <text:p>SO:</text:p>
          </table:table-cell>
          <table:table-cell table:style-name="ce11" table:formula="of:=[.$C$15] - ((16/24) * [.F$113]) + ([.F$113] * [.$C9])" office:value-type="date" office:date-value="1926-08-31">
            <text:p>08/31/1926 00:00: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- ((16/24) * [.C$113]) + ([.C$113] * [.$C10])" office:value-type="date" office:date-value="1926-10-23T11:59:59.999997">
            <text:p>10/23/1926 12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16/24) * [.F$113]) + ([.F$113] * [.$C10])" office:value-type="date" office:date-value="1926-10-23T11:59:59.9999981">
            <text:p>10/23/1926 12:00: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(16/24) * [.C$113]) + ([.C$113] * [.$C11])" office:value-type="date" office:date-value="1927-02-07T12:00:00">
            <text:p>02/07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16/24) * [.F$113]) + ([.F$113] * [.$C11])" office:value-type="date" office:date-value="1926-12-29T09:00:00">
            <text:p>12/29/1926 09:00:00</text:p>
          </table:table-cell>
          <table:table-cell table:number-columns-repeated="10"/>
        </table:table-row>
        <table:table-row table:style-name="ro2">
          <table:table-cell/>
          <table:table-cell table:style-name="ce6" office:value-type="string">
            <text:p>DO:</text:p>
          </table:table-cell>
          <table:table-cell table:formula="of:=[.$C$15] - ((16/24) * [.C$113]) + ([.C$113] * [.$C12])" office:value-type="date" office:date-value="1927-04-12T16:48:00.0000001">
            <text:p>04/12/1927 16:48:00</text:p>
          </table:table-cell>
          <table:table-cell/>
          <table:table-cell table:style-name="ce14" office:value-type="string">
            <text:p>DO:</text:p>
          </table:table-cell>
          <table:table-cell table:style-name="ce11" table:formula="of:=[.$C$15] - ((16/24) * [.F$113]) + ([.F$113] * [.$C12])" office:value-type="date" office:date-value="1927-02-07T12:00:00">
            <text:p>02/07/1927 12:00:00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Ti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856">
            <text:p>85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21/24) * [.C$125]) + ([.C$125] * [.$C5])" office:value-type="date" office:date-value="1924-10-04T12:00:00">
            <text:p>10/04/1924 12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21/24) * [.C$125]) + ([.C$125] * [.$C6])" office:value-type="date" office:date-value="1925-01-19T12:00:00">
            <text:p>01/19/1925 12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21/24) * [.C$125]) + ([.C$125] * [.$C7])" office:value-type="date" office:date-value="1925-05-06T12:00:00">
            <text:p>05/06/1925 12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21/24) * [.C$125]) + ([.C$125] * [.$C8])" office:value-type="date" office:date-value="1925-07-16T19:59:59.9999997">
            <text:p>07/16/1925 20:00:00</text:p>
          </table:table-cell>
          <table:table-cell table:number-columns-repeated="13"/>
        </table:table-row>
        <table:table-row table:style-name="ro2">
          <table:table-cell/>
          <table:table-cell table:style-name="ce8" office:value-type="string">
            <text:p>SO:</text:p>
          </table:table-cell>
          <table:table-cell table:formula="of:=[.$C$15] - ((21/24) * [.C$125]) + ([.C$125] * [.$C9])" office:value-type="date" office:date-value="1925-12-06T12:00:00">
            <text:p>12/06/1925 12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LA:</text:p>
          </table:table-cell>
          <table:table-cell table:formula="of:=[.$C$15] - ((21/24) * [.C$125]) + ([.C$125] * [.$C10])" office:value-type="date" office:date-value="1926-04-28T03:59:59.9999951">
            <text:p>04/28/1926 04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(21/24) * [.C$125]) + ([.C$125] * [.$C11])" office:value-type="date" office:date-value="1926-10-23T12:00:00">
            <text:p>10/23/1926 12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- ((21/24) * [.C$125]) + ([.C$125] * [.$C12])" office:value-type="date" office:date-value="1927-02-07T12:00:00">
            <text:p>02/07/1927 12:00: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 style:data-style-name="N2" text:time-value="0000-00-00T09:22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3-06T17:35:01</meta:creation-date>
    <dc:date>2013-09-16T13:51:29</dc:date>
    <meta:editing-duration>PT14H8M28S</meta:editing-duration>
    <meta:editing-cycles>5</meta:editing-cycles>
    <meta:generator>LibreOffice/3.6$Linux_X86_64 LibreOffice_project/360m1$Build-304</meta:generator>
    <dc:creator>Ryan </dc:creator>
    <meta:document-statistic meta:table-count="1" meta:cell-count="536" meta:object-count="0"/>
  </office:meta>
</office:document-meta>
</file>